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HeaderStyle" style:master-page-name="MP0" style:family="paragraph">
      <style:paragraph-properties fo:break-before="page">
        <style:tab-stops>
          <style:tab-stop style:type="left" style:position="0.8284in"/>
          <style:tab-stop style:type="center" style:position="3.25in"/>
        </style:tab-stops>
      </style:paragraph-properties>
    </style:style>
  </office:automatic-styles>
  <office:body>
    <office:text text:use-soft-page-breaks="true">
      <text:p text:style-name="P1"><text:tab/><text:tab/>Final Report</text:p>
      <text:p text:style-name="NormalStyle"/>
      <text:p text:style-name="NormalStyle">Date:</text:p>
      <text:p text:style-name="NormalStyle">Organization:</text:p>
      <text:p text:style-name="NormalStyle">Responding Team:</text:p>
      <text:p text:style-name="NormalStyle"/>
      <text:p text:style-name="SectionStyle">1. Executive Summary</text:p>
      <text:p text:style-name="NormalStyle"/>
      <text:p text:style-name="NormalStyle"/>
      <text:p text:style-name="SectionStyle">2. Network Topology</text:p>
      <text:p text:style-name="NormalStyle"/>
      <text:p text:style-name="NormalStyle"/>
      <text:p text:style-name="SectionStyle">3. Timeline of Events</text:p>
      <text:p text:style-name="NormalStyle">Time | Event Description | Actions Taken</text:p>
      <text:p text:style-name="NormalStyle"/>
      <text:p text:style-name="SectionStyle">4. Technical Analysis</text:p>
      <text:p text:style-name="NormalStyle">Indicators of Compromise (IOCs):<text:s/></text:p>
      <text:p text:style-name="NormalStyle">Root Cause:<text:s/></text:p>
      <text:p text:style-name="NormalStyle">Attack Methodology:<text:s/></text:p>
      <text:p text:style-name="NormalStyle">Persistence / Privilege Escalation (if applicable):</text:p>
      <text:p text:style-name="NormalStyle"/>
      <text:p text:style-name="SectionStyle">5. Containment &amp; Remediation</text:p>
      <text:p text:style-name="NormalStyle">Containment Actions:</text:p>
      <text:p text:style-name="NormalStyle">Eradication Steps:<text:s/></text:p>
      <text:p text:style-name="NormalStyle">System Hardening / Preventive Controls Implemented:<text:s/></text:p>
      <text:p text:style-name="NormalStyle"/>
      <text:p text:style-name="SectionStyle">6. Validation &amp; Verification</text:p>
      <text:p text:style-name="NormalStyle">How remediation was confirmed:<text:s/></text:p>
      <text:p text:style-name="NormalStyle">Monitoring Enhancements:</text:p>
      <text:p text:style-name="NormalStyle">Service Restoration Status:</text:p>
      <text:p text:style-name="NormalStyle"/>
      <text:p text:style-name="SectionStyle">7. Impact Assessment</text:p>
      <text:p text:style-name="NormalStyle">Operational Impact:<text:s/></text:p>
      <text:p text:style-name="NormalStyle">Data Exposure Risk:</text:p>
      <text:p text:style-name="NormalStyle">Compliance / Policy Considerations:<text:s/></text:p>
      <text:p text:style-name="NormalStyle"/>
      <text:p text:style-name="SectionStyle">8. Engagement Narrative</text:p>
      <text:p text:style-name="NormalStyle">More detailed and descriptive timeline</text:p>
      <text:p text:style-name="NormalStyle"/>
      <text:p text:style-name="SectionStyle">9. Appendices</text:p>
      <text:p text:style-name="NormalStyle">Supporting documentation (logs, screenshots, artifacts).</text:p>
      <text:p text:style-name="NormalSty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ptos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Style" style:display-name="HeaderStyle" style:family="paragraph">
      <style:paragraph-properties fo:background-color="#1F4E79">
        <style:background-fill draw:fill="solid" draw:fill-color="#1F4E79"/>
      </style:paragraph-properties>
      <style:text-properties fo:font-weight="bold" style:font-weight-asian="bold" fo:color="#FFFFFF" fo:font-size="20pt" style:font-size-asian="20pt" fo:hyphenate="false"/>
    </style:style>
    <style:style style:name="SectionStyle" style:display-name="SectionStyle" style:family="paragraph">
      <style:paragraph-properties fo:background-color="#E9EEF3">
        <style:background-fill draw:fill="solid" draw:fill-color="#E9EEF3"/>
      </style:paragraph-properties>
      <style:text-properties fo:font-weight="bold" style:font-weight-asian="bold" fo:font-size="14pt" style:font-size-asian="14pt" fo:hyphenate="false"/>
    </style:style>
    <style:style style:name="NormalStyle" style:display-name="NormalStyle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Dagen Shehorn (DASHEH8213)</dc:creator>
    <meta:creation-date>2026-02-11T20:04:00Z</meta:creation-date>
    <dc:date>2026-02-13T20:27:00Z</dc:date>
    <meta:template xlink:href="Normal.dotm" xlink:type="simple"/>
    <meta:editing-cycles>4</meta:editing-cycles>
    <meta:editing-duration>PT13380S</meta:editing-duration>
    <meta:user-defined meta:name="GrammarlyDocumentId">389e062d-5d25-4241-b37d-88e9f1454a4c</meta:user-defined>
    <meta:document-statistic meta:page-count="1" meta:paragraph-count="1" meta:word-count="116" meta:character-count="780" meta:row-count="5" meta:non-whitespace-character-count="665"/>
  </office:meta>
</office:document-meta>
</file>